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arial" fo:font-size="48pt" fo:letter-spacing="normal" fo:font-style="normal" fo:font-weight="bold" officeooo:rsid="0002de12" officeooo:paragraph-rsid="0002de12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55:47.433349966</meta:creation-date>
    <dc:date>2022-12-18T08:01:24.735332094</dc:date>
    <meta:editing-duration>PT2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